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000000" style:font-name="Droid Sans Mono" fo:font-size="10.5pt" fo:font-weight="normal" officeooo:paragraph-rsid="001e3eeb" fo:background-color="#fffffe"/>
    </style:style>
    <style:style style:name="P2" style:family="paragraph" style:parent-style-name="Standard">
      <style:paragraph-properties style:line-height-at-least="0.198in"/>
      <style:text-properties officeooo:paragraph-rsid="001e3eeb"/>
    </style:style>
    <style:style style:name="P3" style:family="paragraph" style:parent-style-name="Standard">
      <style:paragraph-properties style:line-height-at-least="0.198in"/>
      <style:text-properties fo:color="#000000" style:font-name="Droid Sans Mono" fo:font-size="10.5pt" fo:font-weight="normal" officeooo:rsid="001e3eeb" officeooo:paragraph-rsid="001e3eeb" fo:background-color="#fffffe"/>
    </style:style>
    <style:style style:name="T1" style:family="text">
      <style:text-properties officeooo:rsid="001e3eeb"/>
    </style:style>
    <style:style style:name="T2" style:family="text">
      <style:text-properties officeooo:rsid="001e42ad"/>
    </style:style>
    <style:style style:name="T3" style:family="text">
      <style:text-properties officeooo:rsid="001fec9e"/>
    </style:style>
    <style:style style:name="T4" style:family="text">
      <style:text-properties officeooo:rsid="0022bf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 Changelog</text:p>
      <text:p text:style-name="P1">This file contains the notable changes to the project</text:p>
      <text:p text:style-name="P2"/>
      <text:p text:style-name="P1">Version 1.0.0 (<text:span text:style-name="T3">08-10-2022</text:span>)</text:p>
      <text:p text:style-name="P1">## New</text:p>
      <text:p text:style-name="P1">-<text:span text:style-name="T1">The data is in multiple tables q1-q12, so they are joined together row-wise using UNION ALL.</text:span></text:p>
      <text:p text:style-name="P1">-<text:span text:style-name="T1">Data in q12 contained column “start_station_id” and “end_station_id” in string, which is converted in Integer form before joining in step 1.</text:span></text:p>
      <text:p text:style-name="P3">-A new temp table is created “temp_table” from the above table “new_table_all” where multiple columns are formed and few columns are dropped.</text:p>
      <text:p text:style-name="P1">-<text:span text:style-name="T1">In temp_table, a new column “duration” is formed my taking the time difference between “started_at” and “ended_at”.</text:span></text:p>
      <text:p text:style-name="P1">-<text:span text:style-name="T1">In temp_table, a new column is formed “month” from the “started_at” column.</text:span></text:p>
      <text:p text:style-name="P3">-In temp table, “ended_at” columns are dropped. </text:p>
      <text:p text:style-name="P3">-<text:span text:style-name="T4">From temp table, day of the week is extracted from the started_at time stamp</text:span></text:p>
      <text:p text:style-name="P1">-<text:span text:style-name="T1">In further analysis, the “temp_table” is used.</text:span></text:p>
      <text:p text:style-name="P2"/>
      <text:p text:style-name="P1">## Changes </text:p>
      <text:p text:style-name="P1">- <text:span text:style-name="T2">No changes made after the analysis.</text:span></text:p>
      <text:p text:style-name="P2"/>
      <text:p text:style-name="P1">## Fixes</text:p>
      <text:p text:style-name="P1">- <text:span text:style-name="T2">All the fixes are made during the formation of “temp_table”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40:58.626625700</meta:creation-date>
    <meta:generator>LibreOffice/6.4.7.2$Linux_X86_64 LibreOffice_project/40$Build-2</meta:generator>
    <dc:date>2022-08-11T14:24:02.805102229</dc:date>
    <meta:editing-duration>PT2H33M</meta:editing-duration>
    <meta:editing-cycles>4</meta:editing-cycles>
    <meta:document-statistic meta:table-count="0" meta:image-count="0" meta:object-count="0" meta:page-count="1" meta:paragraph-count="16" meta:word-count="154" meta:character-count="952" meta:non-whitespace-character-count="812"/>
  </office:meta>
</office:document-meta>
</file>